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style:text-underline-style="solid" style:text-underline-width="auto" style:text-underline-color="font-color" officeooo:rsid="00152f7d" officeooo:paragraph-rsid="00152f7d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7" style:family="paragraph" style:parent-style-name="Text_20_body">
      <style:text-properties fo:color="#ff0000" officeooo:rsid="0016f93a" officeooo:paragraph-rsid="0016f93a"/>
    </style:style>
    <style:style style:name="P8" style:family="paragraph" style:parent-style-name="Text_20_body">
      <style:text-properties fo:color="#ff0000" officeooo:rsid="0019569e" officeooo:paragraph-rsid="0019569e"/>
    </style:style>
    <style:style style:name="P9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ff0000" officeooo:rsid="0019569e" officeooo:paragraph-rsid="0016f93a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fo:color="#0000ff"/>
    </style:style>
    <style:style style:name="T3" style:family="text">
      <style:text-properties fo:color="#0000ff" style:font-name="Ubuntu Mono" fo:font-size="10.3999996185303pt"/>
    </style:style>
    <style:style style:name="T4" style:family="text">
      <style:text-properties officeooo:rsid="00177b2d"/>
    </style:style>
    <style:style style:name="T5" style:family="text">
      <style:text-properties officeooo:rsid="0017c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teria Temperature-Corrected Regressions</text:p>
      <text:p text:style-name="P1"/>
      <text:p text:style-name="P1"><text:bookmark text:name="rstudio_console_output"/>Analysis of Variance Table</text:p>
      <text:p text:style-name="P4"/>
      <text:p text:style-name="P5">Response: GrowthRate</text:p>
      <text:p text:style-name="P6"><text:s text:c="27"/><text:span text:style-name="T1">Df Sum Sq Mean Sq F value <text:s text:c="3"/>Pr(&gt;F) <text:s text:c="3"/></text:span></text:p>
      <text:p text:style-name="P5">AverageVolume <text:s text:c="14"/>1 21.105 21.1051 56.1653 1.297e-11 ***</text:p>
      <text:p text:style-name="P5">Temperature <text:s text:c="16"/>2 22.352 11.1758 29.7413 3.350e-11 ***</text:p>
      <text:p text:style-name="P5">AverageVolume:Temperature <text:s text:c="2"/>2 <text:s/>0.252 <text:s/>0.1261 <text:s/>0.3357 <text:s text:c="3"/>0.7155 <text:s text:c="3"/></text:p>
      <text:p text:style-name="P5">Residuals <text:s text:c="16"/>119 44.716 <text:s/>0.3758 <text:s text:c="21"/></text:p>
      <text:p text:style-name="P5">---</text:p>
      <text:p text:style-name="P5">Signif. codes: <text:s/>0 ‘***’ 0.001 ‘**’ 0.01 ‘*’ 0.05 ‘.’ 0.1 ‘ ’ 1</text:p>
      <text:p text:style-name="P11">&gt; # Obtain slopes</text:p>
      <text:p text:style-name="P11">&gt; m.interaction$coefficients</text:p>
      <text:p text:style-name="P3"><text:s text:c="25"/><text:span text:style-name="T1">(Intercept) <text:s text:c="23"/>AverageVolume <text:s text:c="15"/>TemperatureMidTemp_GR <text:s text:c="14"/>TemperatureHighTemp_GR </text:span></text:p>
      <text:p text:style-name="P6"><text:s text:c="24"/><text:span text:style-name="T1">-12.63368845 <text:s text:c="25"/>-0.41740925 <text:s text:c="26"/>1.40784224 <text:s text:c="26"/>0.60637047 </text:span></text:p>
      <text:p text:style-name="P6"><text:s/><text:span text:style-name="T1">AverageVolume:TemperatureMidTemp_GR AverageVolume:TemperatureHighTemp_GR </text:span></text:p>
      <text:p text:style-name="P6"><text:s text:c="26"/><text:span text:style-name="T1">0.05147991 <text:s text:c="25"/>-0.03087074 </text:span></text:p>
      <text:p text:style-name="P11">&gt; m.lst &lt;- lstrends(m.interaction, "Temperature", var="AverageVolume")</text:p>
      <text:p text:style-name="P11">&gt; m.lst</text:p>
      <text:p text:style-name="P3"><text:s/><text:span text:style-name="T1">Temperature AverageVolume.trend <text:s text:c="8"/>SE <text:s/>df <text:s text:c="2"/>lower.CL <text:s text:c="2"/>upper.CL</text:span></text:p>
      <text:p text:style-name="P6"><text:s/><text:span text:style-name="T1">LowTemp_GR <text:s text:c="10"/>-0.4174093 0.11742825 119 -0.6499289 -0.1848896</text:span></text:p>
      <text:p text:style-name="P6"><text:s/><text:span text:style-name="T1">MidTemp_GR <text:s text:c="10"/>-0.3659293 0.07161038 119 -0.5077251 -0.2241336</text:span></text:p>
      <text:p text:style-name="P6"><text:s/><text:span text:style-name="T1">HighTemp_GR <text:s text:c="9"/>-0.4482800 0.07118317 119 -0.5892298 -0.3073302</text:span></text:p>
      <text:p text:style-name="P4"/>
      <text:p text:style-name="P5">Confidence level used: 0.95 </text:p>
      <text:p text:style-name="P11">&gt; # Compare slopes</text:p>
      <text:p text:style-name="P11">&gt; pairs(m.lst)</text:p>
      <text:p text:style-name="P3"><text:s/><text:span text:style-name="T1">contrast <text:s text:c="19"/>estimate <text:s text:c="7"/>SE <text:s/>df t.ratio p.value</text:span></text:p>
      <text:p text:style-name="P6"><text:s/><text:span text:style-name="T1">LowTemp_GR - MidTemp_GR <text:s/>-0.05147991 0.1375407 119 <text:s/>-0.374 <text:s/>0.9257</text:span></text:p>
      <text:p text:style-name="P6"><text:s/><text:span text:style-name="T1">LowTemp_GR - HighTemp_GR <text:s/>0.03087074 0.1373187 119 <text:s text:c="2"/>0.225 <text:s/>0.9725</text:span></text:p>
      <text:p text:style-name="P6"><text:s/><text:span text:style-name="T1">MidTemp_GR - HighTemp_GR <text:s/>0.08235065 0.1009707 119 <text:s text:c="2"/>0.816 <text:s/>0.6941</text:span></text:p>
      <text:p text:style-name="P4"/>
      <text:p text:style-name="P5">P value adjustment: tukey method for comparing a family of 3 estimates </text:p>
      <text:p text:style-name="Standard"/>
      <text:p text:style-name="Standard"/>
      <text:p text:style-name="P15"><text:bookmark text:name="rstudio_console_output1"/><text:span text:style-name="T2">&gt; summary(mixed_model)</text:span></text:p>
      <text:p text:style-name="P14"/>
      <text:p text:style-name="P5">Call:</text:p>
      <text:p text:style-name="P5">lm(formula = GrowthRate ~ AverageVolume * Temp, data = data_long)</text:p>
      <text:p text:style-name="P4"/>
      <text:p text:style-name="P5">Residuals:</text:p>
      <text:p text:style-name="P6"><text:s text:c="5"/><text:span text:style-name="T1">Min <text:s text:c="6"/>1Q <text:s text:c="2"/>Median <text:s text:c="6"/>3Q <text:s text:c="5"/>Max </text:span></text:p>
      <text:p text:style-name="P5">-1.69586 -0.40225 <text:s/>0.05875 <text:s/>0.42814 <text:s/>1.09125 </text:p>
      <text:p text:style-name="P4"/>
      <text:p text:style-name="P5">Coefficients:</text:p>
      <text:p text:style-name="P6"><text:s text:c="21"/><text:span text:style-name="T1">Estimate Std. Error t value Pr(&gt;|t|) <text:s text:c="3"/></text:span></text:p>
      <text:p text:style-name="P5">(Intercept) <text:s text:c="7"/>-11.415721 <text:s text:c="2"/>1.857178 <text:s/>-6.147 1.05e-08 ***</text:p>
      <text:p text:style-name="P5">AverageVolume <text:s text:c="6"/>-0.336118 <text:s text:c="2"/>0.106329 <text:s/>-3.161 <text:s/>0.00199 ** </text:p>
      <text:p text:style-name="P5">Temp <text:s text:c="15"/>-0.015180 <text:s text:c="2"/>0.077321 <text:s/>-0.196 <text:s/>0.84468 <text:s text:c="3"/></text:p>
      <text:p text:style-name="P5">AverageVolume:Temp <text:s/>-0.003258 <text:s text:c="2"/>0.004463 <text:s/>-0.730 <text:s/>0.46682 <text:s text:c="3"/></text:p>
      <text:p text:style-name="P5">---</text:p>
      <text:p text:style-name="P5">Signif. codes: <text:s/>0 ‘***’ 0.001 ‘**’ 0.01 ‘*’ 0.05 ‘.’ 0.1 ‘ ’ 1</text:p>
      <text:p text:style-name="P4"/>
      <text:p text:style-name="P5">Residual standard error: 0.6104 on 121 degrees of freedom</text:p>
      <text:p text:style-name="P5">Multiple R-squared: <text:s/>0.4902, <text:s text:c="3"/>Adjusted R-squared: <text:s/>0.4775 </text:p>
      <text:p text:style-name="P5">F-statistic: 38.78 on 3 and 121 DF, <text:s/>p-value: &lt; 2.2e-16</text:p>
      <text:p text:style-name="Text_20_body"/>
      <text:p text:style-name="P7"><text:span text:style-name="T5">The full model r</text:span>esults show that Volume has a significance effect on growth rate (P-value), <text:span text:style-name="T5">however temperature and the interaction between volume and temperature are not significant.</text:span> </text:p>
      <text:p text:style-name="Text_20_body"/>
      <text:p text:style-name="Text_20_body"><text:soft-page-break/></text:p>
      <text:p text:style-name="Text_20_body"><text:line-break/><text:bookmark text:name="rstudio_console_output2"/><text:span text:style-name="T3">&gt; summary(mixed_model_same)</text:span></text:p>
      <text:p text:style-name="P14"/>
      <text:p text:style-name="P5">Call:</text:p>
      <text:p text:style-name="P5">lm(formula = GrowthRate ~ AverageVolume + Temp, data = data_long)</text:p>
      <text:p text:style-name="P4"/>
      <text:p text:style-name="P5">Residuals:</text:p>
      <text:p text:style-name="P6"><text:s text:c="5"/><text:span text:style-name="T1">Min <text:s text:c="6"/>1Q <text:s text:c="2"/>Median <text:s text:c="6"/>3Q <text:s text:c="5"/>Max </text:span></text:p>
      <text:p text:style-name="P5">-1.65328 -0.39362 <text:s/>0.06382 <text:s/>0.41302 <text:s/>1.06509 </text:p>
      <text:p text:style-name="P4"/>
      <text:p text:style-name="P5">Coefficients:</text:p>
      <text:p text:style-name="P6"><text:s text:c="16"/><text:span text:style-name="T1">Estimate Std. Error t value Pr(&gt;|t|) <text:s text:c="3"/></text:span></text:p>
      <text:p text:style-name="P5">(Intercept) <text:s text:c="2"/>-12.631927 <text:s text:c="2"/>0.818950 -15.425 <text:s/>&lt; 2e-16 ***</text:p>
      <text:p text:style-name="P5">AverageVolume <text:s/>-0.406069 <text:s text:c="2"/>0.045989 <text:s/>-8.830 9.27e-15 ***</text:p>
      <text:p text:style-name="P5">Temp <text:s text:c="11"/>0.041127 <text:s text:c="2"/>0.005337 <text:s text:c="2"/>7.706 3.86e-12 ***</text:p>
      <text:p text:style-name="P5">---</text:p>
      <text:p text:style-name="P5">Signif. codes: <text:s/>0 ‘***’ 0.001 ‘**’ 0.01 ‘*’ 0.05 ‘.’ 0.1 ‘ ’ 1</text:p>
      <text:p text:style-name="P4"/>
      <text:p text:style-name="P5">Residual standard error: 0.6092 on 122 degrees of freedom</text:p>
      <text:p text:style-name="P5">Multiple R-squared: <text:s/>0.4879, <text:s text:c="3"/>Adjusted R-squared: <text:s/>0.4795 </text:p>
      <text:p text:style-name="P5">F-statistic: 58.12 on 2 and 122 DF, <text:s/>p-value: &lt; 2.2e-16</text:p>
      <text:p text:style-name="Text_20_body"/>
      <text:p text:style-name="Text_20_body"/>
      <text:p text:style-name="P7">Simplifying the model shows that both volume and temperature both independently affect growth rate, however the effect of temperature does not <text:span text:style-name="T4">af</text:span>fect the <text:span text:style-name="T4">scaling </text:span><text:s/>relationship between volume and growth rate. </text:p>
      <text:p text:style-name="P7"/>
      <text:p text:style-name="P9"/>
      <text:p text:style-name="P8"/>
      <text:p text:style-name="P8">For the Mixed-effects model looking at differences in slopes across group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6:46:55.843362639</meta:creation-date>
    <dc:date>2018-08-17T15:08:06.583760276</dc:date>
    <meta:editing-duration>PT2H36M3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409" meta:character-count="3609" meta:non-whitespace-character-count="2626"/>
  </office:meta>
</office:document-meta>
</file>